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1" svg:font-family="Arial, sans-serif-mediu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ublic Sans" svg:font-family="'Public Sans', sans-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986in" style:rel-column-width="862*"/>
    </style:style>
    <style:style style:name="Table1.B" style:family="table-column">
      <style:table-column-properties style:column-width="0.5618in" style:rel-column-width="809*"/>
    </style:style>
    <style:style style:name="Table1.C" style:family="table-column">
      <style:table-column-properties style:column-width="0.9097in" style:rel-column-width="1310*"/>
    </style:style>
    <style:style style:name="Table1.D" style:family="table-column">
      <style:table-column-properties style:column-width="0.7701in" style:rel-column-width="1109*"/>
    </style:style>
    <style:style style:name="Table1.E" style:family="table-column">
      <style:table-column-properties style:column-width="0.6083in" style:rel-column-width="876*"/>
    </style:style>
    <style:style style:name="Table1.F" style:family="table-column">
      <style:table-column-properties style:column-width="0.8333in" style:rel-column-width="1200*"/>
    </style:style>
    <style:style style:name="Table1.G" style:family="table-column">
      <style:table-column-properties style:column-width="0.9389in" style:rel-column-width="1352*"/>
    </style:style>
    <style:style style:name="Table1.H" style:family="table-column">
      <style:table-column-properties style:column-width="0.8833in" style:rel-column-width="1272*"/>
    </style:style>
    <style:style style:name="Table1.I" style:family="table-column">
      <style:table-column-properties style:column-width="0.2458in" style:rel-column-width="354*"/>
    </style:style>
    <style:style style:name="Table1.J" style:family="table-column">
      <style:table-column-properties style:column-width="0.5771in" style:rel-column-width="831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.J1" style:family="table-cell">
      <style:table-cell-properties style:vertical-align="middle" fo:padding="0.0382in" fo:border="0.5pt solid #000000" style:writing-mode="page"/>
    </style:style>
    <style:style style:name="Table1.2" style:family="table-row">
      <style:table-row-properties style:min-row-height="0.7306in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1.J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rsid="00091a1b" officeooo:paragraph-rsid="00091a1b" style:font-size-asian="13pt" style:font-size-complex="13pt"/>
    </style:style>
    <style:style style:name="P3" style:family="paragraph" style:parent-style-name="Table_20_Contents">
      <style:text-properties fo:font-size="13pt" officeooo:rsid="00091a1b" officeooo:paragraph-rsid="00091a1b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officeooo:rsid="00091a1b" officeooo:paragraph-rsid="00091a1b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fo:font-size="13pt" fo:letter-spacing="normal" style:font-size-asian="13pt" style:font-size-complex="13pt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fo:font-size="13pt" fo:letter-spacing="normal" officeooo:rsid="00091a1b" officeooo:paragraph-rsid="00091a1b" style:font-size-asian="13pt" style:font-size-complex="13pt"/>
    </style:style>
    <style:style style:name="P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fo:font-size="13pt" fo:letter-spacing="normal" style:font-size-asian="13pt" style:font-name-complex="Public Sans" style:font-size-complex="13pt" style:font-style-complex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fo:font-size="13pt" fo:letter-spacing="normal" officeooo:rsid="00091a1b" officeooo:paragraph-rsid="00091a1b" style:font-size-asian="13pt" style:font-name-complex="Public Sans" style:font-size-complex="13pt" style:font-style-complex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size="13pt" officeooo:paragraph-rsid="00091a1b" style:font-size-asian="13pt" style:font-size-complex="13pt"/>
    </style:style>
    <style:style style:name="T1" style:family="text">
      <style:text-properties style:font-name="Public Sans" fo:font-style="normal" fo:font-weight="normal"/>
    </style:style>
    <style:style style:name="T2" style:family="text">
      <style:text-properties style:font-name="Public Sans" fo:font-style="normal" fo:font-weight="normal" style:font-name-asian="Public Sans" style:font-style-asian="normal" style:font-weight-asian="normal" style:font-name-complex="Public Sans" style:font-style-complex="normal" style:font-weight-complex="normal"/>
    </style:style>
    <style:style style:name="T3" style:family="text">
      <style:text-properties style:font-name="Public Sans" fo:font-style="normal" fo:font-weight="normal" officeooo:rsid="00091a1b"/>
    </style:style>
    <style:style style:name="T4" style:family="text">
      <style:text-properties style:font-name="Public Sans" fo:font-size="12.75pt" fo:font-style="normal" fo:font-weight="normal"/>
    </style:style>
    <style:style style:name="T5" style:family="text">
      <style:text-properties style:font-name="Public Sans" fo:font-size="12.75pt" fo:font-style="normal" fo:font-weight="normal" style:font-name-asian="Public Sans" style:font-size-asian="12.75pt" style:font-style-asian="normal" style:font-weight-asian="normal" style:font-name-complex="Public Sans" style:font-size-complex="12.75pt" style:font-style-complex="normal" style:font-weight-complex="normal"/>
    </style:style>
    <style:style style:name="T6" style:family="text">
      <style:text-properties style:font-name-complex="Public Sans" style:font-style-complex="normal" style:font-weight-complex="normal"/>
    </style:style>
    <style:style style:name="T7" style:family="text">
      <style:text-properties style:font-name-complex="Public Sans" style:font-size-complex="12.75pt" style:font-style-complex="normal" style:font-weight-complex="normal"/>
    </style:style>
    <style:style style:name="T8" style:family="text">
      <style:text-properties fo:font-variant="normal" fo:text-transform="none" fo:color="#000000" loext:opacity="100%" style:font-name="Public Sans" fo:font-size="12.75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Public Sans" fo:font-size="12.75pt" fo:letter-spacing="normal" fo:font-style="normal" fo:font-weight="normal" style:font-name-asian="Public Sans" style:font-size-asian="12.75pt" style:font-style-asian="normal" style:font-weight-asian="normal" style:font-name-complex="Public Sans" style:font-size-complex="12.75pt" style:font-style-complex="normal" style:font-weight-complex="normal"/>
    </style:style>
    <style:style style:name="T10" style:family="text">
      <style:text-properties fo:font-variant="normal" fo:text-transform="none" fo:color="#000000" loext:opacity="100%" style:font-name="Public Sans" fo:font-size="12.75pt" fo:letter-spacing="normal" fo:font-style="normal" fo:font-weight="normal" officeooo:rsid="00091a1b" style:font-name-asian="Public Sans" style:font-size-asian="12.75pt" style:font-style-asian="normal" style:font-weight-asian="normal" style:font-name-complex="Public Sans" style:font-size-complex="12.75pt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Public Sans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Public Sans" fo:letter-spacing="normal" fo:font-style="normal" fo:font-weight="normal" style:font-name-asian="Public Sans" style:font-style-asian="normal" style:font-weight-asian="normal" style:font-name-complex="Public Sans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Public Sans" fo:letter-spacing="normal" fo:font-style="normal" fo:font-weight="normal" officeooo:rsid="00091a1b" style:font-name-asian="Public Sans" style:font-style-asian="normal" style:font-weight-asian="normal" style:font-name-complex="Public Sans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Public Sans" fo:font-size="13pt" fo:letter-spacing="normal" fo:font-style="normal" fo:font-weight="normal" style:font-size-asian="13pt" style:font-size-complex="13pt"/>
    </style:style>
    <style:style style:name="T15" style:family="text">
      <style:text-properties fo:font-variant="normal" fo:text-transform="none" fo:color="#000000" loext:opacity="100%" style:font-name="Public Sans" fo:font-size="13pt" fo:letter-spacing="normal" fo:font-style="normal" fo:font-weight="normal" style:font-name-asian="Public Sans" style:font-size-asian="13pt" style:font-style-asian="normal" style:font-weight-asian="normal" style:font-name-complex="Public Sans" style:font-size-complex="13pt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Public Sans" fo:font-size="13pt" fo:letter-spacing="normal" fo:font-style="normal" fo:font-weight="normal" officeooo:rsid="00091a1b" style:font-name-asian="Public Sans" style:font-size-asian="13pt" style:font-style-asian="normal" style:font-weight-asian="normal" style:font-name-complex="Public Sans" style:font-size-complex="13pt" style:font-style-complex="normal" style:font-weight-complex="normal"/>
    </style:style>
    <style:style style:name="T17" style:family="text">
      <style:text-properties fo:font-variant="normal" fo:text-transform="none" fo:color="#000000" loext:opacity="100%" fo:letter-spacing="normal" style:font-name-complex="Public Sans" style:font-size-complex="12.75pt" style:font-style-complex="normal" style:font-weight-complex="bold"/>
    </style:style>
    <style:style style:name="T18" style:family="text">
      <style:text-properties fo:font-variant="normal" fo:text-transform="none" fo:color="#000000" loext:opacity="100%" fo:letter-spacing="normal" style:font-name-complex="Public Sans" style:font-size-complex="12.75pt" style:font-style-complex="normal" style:font-weight-complex="normal"/>
    </style:style>
    <style:style style:name="T19" style:family="text">
      <style:text-properties fo:font-variant="normal" fo:text-transform="none" fo:color="#000000" loext:opacity="100%" fo:letter-spacing="normal" style:font-name-complex="Public Sans" style:font-style-complex="normal" style:font-weight-complex="bold"/>
    </style:style>
    <style:style style:name="T20" style:family="text">
      <style:text-properties fo:font-variant="normal" fo:text-transform="none" fo:color="#000000" loext:opacity="100%" fo:letter-spacing="normal" style:font-name-complex="Public Sans" style:font-style-complex="normal" style:font-weight-complex="normal"/>
    </style:style>
    <style:style style:name="T21" style:family="text">
      <style:text-properties fo:font-variant="normal" fo:text-transform="none" fo:color="#000000" loext:opacity="100%" fo:font-size="13pt" fo:letter-spacing="normal" style:font-size-asian="13pt" style:font-name-complex="Public Sans" style:font-size-complex="13pt" style:font-style-complex="normal" style:font-weight-complex="bold"/>
    </style:style>
    <style:style style:name="T22" style:family="text">
      <style:text-properties fo:font-variant="normal" fo:text-transform="none" fo:color="#000000" loext:opacity="100%" fo:font-size="13pt" fo:letter-spacing="normal" style:font-size-asian="13pt" style:font-name-complex="Public Sans" style:font-size-complex="13pt" style:font-style-complex="normal" style:font-weight-complex="normal"/>
    </style:style>
    <style:style style:name="T23" style:family="text">
      <style:text-properties fo:font-variant="normal" fo:text-transform="none" fo:color="#202124" loext:opacity="100%" style:font-name="Public Sans" fo:font-size="12.75pt" fo:letter-spacing="normal" fo:font-style="normal" fo:font-weight="normal" officeooo:rsid="00091a1b" style:font-name-asian="Public Sans" style:font-size-asian="12.75pt" style:font-style-asian="normal" style:font-weight-asian="normal" style:font-name-complex="Arial1" style:font-size-complex="12pt" style:font-style-complex="normal" style:font-weight-complex="normal"/>
    </style:style>
    <style:style style:name="T24" style:family="text">
      <style:text-properties fo:font-variant="normal" fo:text-transform="none" fo:color="#202124" loext:opacity="100%" style:font-name="Public Sans" fo:letter-spacing="normal" fo:font-style="normal" fo:font-weight="normal" officeooo:rsid="00091a1b" style:font-name-asian="Public Sans" style:font-style-asian="normal" style:font-weight-asian="normal" style:font-name-complex="Arial1" style:font-style-complex="normal" style:font-weight-complex="normal"/>
    </style:style>
    <style:style style:name="T25" style:family="text">
      <style:text-properties fo:font-variant="normal" fo:text-transform="none" fo:color="#202124" loext:opacity="100%" style:font-name="Public Sans" fo:letter-spacing="normal" fo:font-style="normal" fo:font-weight="normal" style:font-name-asian="Public Sans" style:font-style-asian="normal" style:font-weight-asian="normal" style:font-name-complex="Arial" style:font-style-complex="normal" style:font-weight-complex="normal"/>
    </style:style>
    <style:style style:name="T26" style:family="text">
      <style:text-properties fo:font-variant="normal" fo:text-transform="none" fo:color="#202124" loext:opacity="100%" style:font-name="Public Sans" fo:letter-spacing="normal" fo:font-style="normal" fo:font-weight="normal" style:font-name-asian="Public Sans" style:font-style-asian="normal" style:font-weight-asian="normal" style:font-name-complex="Arial" style:font-size-complex="10.5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6">सेवा में </text:span><text:span text:style-name="T1">,</text:span></text:p>
      <text:p text:style-name="P8">श्रीमान प्रधानाचार्य जी</text:p>
      <text:p text:style-name="P11"><text:span text:style-name="T13">MGGS Housing Board Bikaner</text:span></text:p>
      <text:p text:style-name="P11"><text:span text:style-name="T13"/></text:p>
      <text:p text:style-name="P10"><text:span text:style-name="Strong_20_Emphasis"><text:span text:style-name="T21">विषय</text:span></text:span><text:span text:style-name="T22"> </text:span><text:span text:style-name="T14">: </text:span><text:span text:style-name="T22">स्थानांतर प्रमाण पत्र </text:span><text:span text:style-name="T14">( </text:span><text:span text:style-name="T22">टीसी </text:span><text:span text:style-name="T14">) </text:span><text:span text:style-name="T22">हेतु आवेदन।</text:span></text:p>
      <text:p text:style-name="P10"><text:span text:style-name="Strong_20_Emphasis"><text:span text:style-name="T21">महोदय जी</text:span></text:span><text:span text:style-name="T22"> </text:span><text:span text:style-name="T14">,</text:span></text:p>
      <text:p text:style-name="P11"><text:span text:style-name="T12"><text:tab/>सविनय निवेदन इस प्रकार है। कि मेरा नाम </text:span><text:span text:style-name="T13">__________________________</text:span><text:span text:style-name="T12"> है। </text:span></text:p>
      <text:p text:style-name="P11"><text:span text:style-name="T12">और मेरे पुत्र / </text:span><text:span text:style-name="T25">पुत्री</text:span><text:span text:style-name="T12"> <text:s/>का नाम </text:span><text:span text:style-name="T13">______________________</text:span><text:span text:style-name="T12"> है। </text:span></text:p>
      <text:p text:style-name="P11"><text:span text:style-name="T12">जो आपके विद्यालय में </text:span><text:span text:style-name="T13">_________</text:span><text:span text:style-name="T12"> कक्षा में पढ़ रहा है।</text:span></text:p>
      <text:p text:style-name="P11"><text:span text:style-name="T13">_________________________________ <text:s/></text:span><text:span text:style-name="T24">के कारण</text:span><text:span text:style-name="T12"> टीसी की आवश्यकता होगी।</text:span><text:span text:style-name="T2"> 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6"><text:span text:style-name="T6">अत </text:span><text:span text:style-name="T1">: <text:s/></text:span><text:span text:style-name="T6">मेरा आपसे अनुरोध है कि कृपया मुझे स्थानांतर प्रमाण पत्र देने का कष्ट करें मैं आपका बहुत आभारी रहूंगा।</text:span></text:p>
      <text:p text:style-name="P8">धन्यवाद।</text:p>
      <text:p text:style-name="P6"><text:span text:style-name="T6">दिनांक </text:span><text:span text:style-name="T1">: </text:span><text:span text:style-name="T3">______________</text:span></text:p>
      <text:p text:style-name="P9">______________________</text:p>
      <text:p text:style-name="P7"><text:span text:style-name="T1">____________________</text:span></text:p>
      <text:p text:style-name="P1"/>
      <text:p text:style-name="P1"/>
      <text:p text:style-name="P1"/>
      <text:p text:style-name="P1"/>
      <text:p text:style-name="P2">For office Work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4">SRNO</text:p>
          </table:table-cell>
          <table:table-cell table:style-name="Table1.A1" office:value-type="string">
            <text:p text:style-name="P4">Class</text:p>
          </table:table-cell>
          <table:table-cell table:style-name="Table1.A1" office:value-type="string">
            <text:p text:style-name="P4">Admission Date</text:p>
          </table:table-cell>
          <table:table-cell table:style-name="Table1.A1" office:value-type="string">
            <text:p text:style-name="P4">Prevoius Result</text:p>
          </table:table-cell>
          <table:table-cell table:style-name="Table1.A1" office:value-type="string">
            <text:p text:style-name="P4">Entry Class</text:p>
          </table:table-cell>
          <table:table-cell table:style-name="Table1.A1" office:value-type="string">
            <text:p text:style-name="P4">Total Working Days</text:p>
          </table:table-cell>
          <table:table-cell table:style-name="Table1.A1" office:value-type="string">
            <text:p text:style-name="P4">Attendance</text:p>
          </table:table-cell>
          <table:table-cell table:style-name="Table1.A1" office:value-type="string">
            <text:p text:style-name="P4">Character</text:p>
          </table:table-cell>
          <table:table-cell table:style-name="Table1.A1" office:value-type="string">
            <text:p text:style-name="P5"/>
          </table:table-cell>
          <table:table-cell table:style-name="Table1.J1" office:value-type="string">
            <text:p text:style-name="P5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J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Arial1" svg:font-family="Arial, sans-serif-mediu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ublic Sans" svg:font-family="'Public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9T16:26:48.503000000</meta:creation-date>
    <dc:date>2024-07-09T16:43:49.196000000</dc:date>
    <meta:editing-duration>PT17M2S</meta:editing-duration>
    <meta:editing-cycles>1</meta:editing-cycles>
    <meta:document-statistic meta:table-count="1" meta:image-count="0" meta:object-count="0" meta:page-count="1" meta:paragraph-count="23" meta:word-count="102" meta:character-count="519" meta:non-whitespace-character-count="433"/>
    <meta:generator>LibreOffice/7.5.3.2$Windows_x86 LibreOffice_project/9f56dff12ba03b9acd7730a5a481eea045e468f3</meta:generator>
  </office:meta>
</office:document-meta>
</file>